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HandlerImpl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beginEndElement( Augmentations element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HandlerImpl.startElement( String uri , String localName , String qName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orHandlerImpl.fillXMLAttributes2( Attributes2 at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HandlerImpl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HandlerImpl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chemaTypeInfoProvider.getAttributeTypeInfo( String attributeUri , String attribute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HandlerImpl.ignorableWhitespace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chemaTypeInfoProvider.finish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HandlerImpl.characters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idatorHandlerImpl.endElement( String uri , String localName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HandlerImpl.get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ignorableWhitespace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orHandlerImpl.processingInstruction( String target , XMLString data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orHandlerImpl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startPrefixMapping( String prefix ,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idatorHandlerImpl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ValidatorHandlerImpl( XSGrammarPoolContainer gramma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orHandlerImpl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chemaTypeInfoProvider.getElementPSV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is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HandlerImpl.getFeatu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orHandlerImpl.startDocument( XMLLocator locator , String encoding , NamespaceContext namespaceCon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orHandlerImpl.setContentHandler( ContentHandler rece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getAttributeTypeInfo( String attribute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TypeInfoProvider.isIdAttribut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TypeInfoProvider.getAttributeTypeInfo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HandlerImpl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getTypeInf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chemaTypeInfoProvider.finish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utionForwarder.ResolutionForwa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validate( Source source , Result resul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ValidatorHandlerImpl.startElement( QName element , XMLAttributes attributes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HandlerImpl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ValidatorHandlerImpl( XMLSchemaValidator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HandlerImpl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lutionForward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checkState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HandlerImpl.getElementPSV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getTypeInfoFromPSVI( ItemPSVI psv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idatorHandlerImpl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Impl.start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lutionForwarder.ResolutionForwarder( LSResource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Forwarder.setEntityResolver( LSResource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beginStartElement( Augmentations elementAugs ,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utionForwarder.resolveSystemId( String systemId , String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HandlerImpl.setFeature( String name , boolea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orHandlerImpl.endDocument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chemaTypeInfoProvider.checkSta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HandlerImpl.getAttributePSVIByNam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getAttributePSV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isEntity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get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orHandlerImpl.fillXMLAttribute( Attributes att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Impl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TypeInfoProvider.getAttributePSVI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HandlerImpl.unparsedEntityDecl( String name , String publicId , String systemId , String not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HandlerImpl.setResourceResolver( LSResourceResolver re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InfoProvider.getAttributeTyp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HandlerImpl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Impl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HandlerImpl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utionForwarder.resolveEntity( String name , String publicId , String baseURI , String system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ValidatorHandlerImpl.endElement( QName elemen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HandlerImpl.fillXMLAttributes( Attributes at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HandlerImpl.fillQName( QName toFill , String uri , String localpart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olutionForwarder.getExternalSubset( String nam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chemaTypeInfoProvider.getElementTyp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TypeInfoProvider.getAttributePSVIByName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utionForwar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HandlerImpl.isEntityUnpars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HandlerImpl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orHandlerImpl.setProperty( String name ,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idatorHandlerImpl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